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9cm" fo:min-width="1.019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183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10.5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6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3.945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2.167cm"/>
    </style:style>
    <style:style style:name="gr9" style:family="graphic" style:parent-style-name="standard">
      <style:graphic-properties svg:stroke-color="#006600" draw:fill-color="#99ff66" draw:textarea-horizontal-align="justify" draw:textarea-vertical-align="middle" draw:auto-grow-height="false" fo:min-height="2.544cm" fo:min-width="4.0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1.016cm" svg:x="16.367cm" svg:y="4.683cm">
          <draw:glue-point draw:id="8" svg:x="-1.294cm" svg:y="5cm"/>
          <draw:glue-point draw:id="9" svg:x="1.668cm" svg:y="5cm"/>
          <text:p text:style-name="P1"><text:span text:style-name="T1">chA pa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3.683cm" svg:height="2.159cm" svg:x="19.796cm" svg:y="17.002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draw:glue-point draw:id="12" svg:x="5cm" svg:y="-3.964cm"/>
          <draw:glue-point draw:id="13" svg:x="5cm" svg:y="-1.205cm"/>
          <draw:glue-point draw:id="14" svg:x="5cm" svg:y="1.553cm"/>
          <draw:glue-point draw:id="15" svg:x="5cm" svg:y="3.966cm"/>
          <text:p text:style-name="P1">bitr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778cm" svg:x="17.256cm" svg:y="6.842cm">
          <text:p text:style-name="P1"><text:span text:style-name="T1">ChA</text:span></text:p>
          <text:p text:style-name="P1"><text:span text:style-name="T1">In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778cm" svg:x="19.415cm" svg:y="6.842cm">
          <text:p text:style-name="P1"><text:span text:style-name="T1">ChB</text:span></text:p>
          <text:p text:style-name="P1"><text:span text:style-name="T1">In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1.049cm" svg:height="2.032cm" svg:x="13.573cm" svg:y="13.319cm">
          <draw:glue-point draw:id="4" svg:x="-4.321cm" svg:y="-5cm"/>
          <draw:glue-point draw:id="5" svg:x="-3.134cm" svg:y="-5cm"/>
          <draw:glue-point draw:id="6" svg:x="4.322cm" svg:y="-5cm"/>
          <draw:glue-point draw:id="7" svg:x="2.966cm" svg:y="-5cm"/>
          <draw:glue-point draw:id="8" svg:x="-4.321cm" svg:y="5cm"/>
          <draw:glue-point draw:id="9" svg:x="-3.134cm" svg:y="5cm"/>
          <draw:glue-point draw:id="10" svg:x="2.966cm" svg:y="5cm"/>
          <draw:glue-point draw:id="11" svg:x="4.492cm" svg:y="5cm"/>
          <text:p text:style-name="P2"><text:span text:style-name="T1">ChA <text:s text:c="25"/>chB</text:span></text:p>
          <text:p text:style-name="P2"><text:span text:style-name="T2">Scl sda tx/rx mux</text:span></text:p>
          <text:p text:style-name="P2"><text:span text:style-name="T1">Tx bit <text:s text:c="24"/>Rx 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145cm" svg:height="1.195cm" svg:x="15.81cm" svg:y="3.159cm">
          <draw:text-box>
            <text:p><text:span text:style-name="T3">I2C signal path</text:span></text:p>
          </draw:text-box>
        </draw:frame>
        <draw:custom-shape draw:style-name="gr1" draw:text-style-name="P2" draw:layer="layout" svg:width="2.413cm" svg:height="1.016cm" svg:x="19.161cm" svg:y="4.683cm">
          <draw:glue-point draw:id="8" svg:x="-1.294cm" svg:y="5cm"/>
          <draw:glue-point draw:id="9" svg:x="1.668cm" svg:y="5cm"/>
          <text:p text:style-name="P1"><text:span text:style-name="T1">chB pa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4" draw:layer="layout" svg:x1="17.891cm" svg:y1="5.699cm" svg:x2="17.891cm" svg:y2="6.715cm">
          <text:p/>
        </draw:line>
        <draw:line draw:style-name="gr6" draw:text-style-name="P4" draw:layer="layout" svg:x1="20.05cm" svg:y1="5.699cm" svg:x2="20.05cm" svg:y2="6.715cm">
          <text:p/>
        </draw:line>
        <draw:line draw:style-name="gr6" draw:text-style-name="P4" draw:layer="layout" svg:x1="17.891cm" svg:y1="8.62cm" svg:x2="17.891cm" svg:y2="9.763cm">
          <text:p/>
        </draw:line>
        <draw:line draw:style-name="gr6" draw:text-style-name="P4" draw:layer="layout" svg:x1="20.177cm" svg:y1="8.62cm" svg:x2="20.177cm" svg:y2="9.763cm">
          <text:p/>
        </draw:line>
        <draw:line draw:style-name="gr6" draw:text-style-name="P4" draw:layer="layout" svg:x1="17.002cm" svg:y1="9.636cm" svg:x2="17.002cm" svg:y2="5.699cm">
          <text:p/>
        </draw:line>
        <draw:line draw:style-name="gr6" draw:text-style-name="P4" draw:layer="layout" svg:x1="20.939cm" svg:y1="9.636cm" svg:x2="20.939cm" svg:y2="5.699cm">
          <text:p/>
        </draw:line>
        <draw:line draw:style-name="gr6" draw:text-style-name="P4" draw:layer="layout" svg:x1="17.891cm" svg:y1="12.176cm" svg:x2="17.891cm" svg:y2="13.319cm">
          <text:p/>
        </draw:line>
        <draw:line draw:style-name="gr6" draw:text-style-name="P4" draw:layer="layout" svg:x1="20.177cm" svg:y1="12.049cm" svg:x2="20.177cm" svg:y2="13.319cm">
          <text:p/>
        </draw:line>
        <draw:line draw:style-name="gr6" draw:text-style-name="P4" draw:layer="layout" svg:x1="17.002cm" svg:y1="13.319cm" svg:x2="17.002cm" svg:y2="12.176cm">
          <text:p/>
        </draw:line>
        <draw:line draw:style-name="gr6" draw:text-style-name="P4" draw:layer="layout" svg:x1="20.939cm" svg:y1="13.319cm" svg:x2="20.939cm" svg:y2="12.049cm">
          <text:p/>
        </draw:line>
        <draw:custom-shape draw:style-name="gr7" draw:text-style-name="P2" draw:layer="layout" svg:width="4.445cm" svg:height="2.286cm" svg:x="14.081cm" svg:y="9.763cm">
          <text:p text:style-name="P2"><text:span text:style-name="T1">ChA</text:span></text:p>
          <text:p text:style-name="P2"><text:span text:style-name="T1">idle_stuck_recover</text:span></text:p>
          <text:p text:style-name="P2"><text:span text:style-name="T1">module and mu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45cm" svg:height="2.286cm" svg:x="19.415cm" svg:y="9.763cm">
          <text:p text:style-name="P2"><text:span text:style-name="T1">ChB</text:span></text:p>
          <text:p text:style-name="P2"><text:span text:style-name="T1">idle_stuck_recover</text:span></text:p>
          <text:p text:style-name="P2"><text:span text:style-name="T1">module and mux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2.159cm" svg:x="14.97cm" svg:y="17.002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draw:glue-point draw:id="12" svg:x="5cm" svg:y="-3.964cm"/>
          <draw:glue-point draw:id="13" svg:x="5cm" svg:y="-1.205cm"/>
          <draw:glue-point draw:id="14" svg:x="5cm" svg:y="1.553cm"/>
          <draw:glue-point draw:id="15" svg:x="5cm" svg:y="3.966cm"/>
          <text:p text:style-name="P1">bittx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02cm" svg:y1="17.002cm" svg:x2="17.002cm" svg:y2="15.478cm">
          <text:p/>
        </draw:line>
        <draw:line draw:style-name="gr6" draw:text-style-name="P4" draw:layer="layout" svg:x1="17.764cm" svg:y1="15.478cm" svg:x2="17.764cm" svg:y2="16.875cm">
          <text:p/>
        </draw:line>
        <draw:line draw:style-name="gr6" draw:text-style-name="P4" draw:layer="layout" svg:x1="20.304cm" svg:y1="15.351cm" svg:x2="20.304cm" svg:y2="17.002cm">
          <text:p/>
        </draw:line>
        <draw:line draw:style-name="gr6" draw:text-style-name="P4" draw:layer="layout" svg:x1="20.939cm" svg:y1="17.002cm" svg:x2="20.939cm" svg:y2="15.351cm">
          <text:p/>
        </draw:line>
        <draw:frame draw:style-name="gr5" draw:text-style-name="P3" draw:layer="layout" svg:width="6.145cm" svg:height="1.195cm" svg:x="4.175cm" svg:y="3.032cm">
          <draw:text-box>
            <text:p><text:span text:style-name="T3">I2c control</text:span></text:p>
          </draw:text-box>
        </draw:frame>
        <draw:custom-shape draw:style-name="gr8" draw:text-style-name="P2" draw:layer="layout" svg:width="2.667cm" svg:height="1.905cm" svg:x="3.54cm" svg:y="13.573cm">
          <text:p text:style-name="P1"><text:span text:style-name="T1">mstr_de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667cm" svg:height="1.905cm" svg:x="3.54cm" svg:y="17.002cm">
          <text:p text:style-name="P2"><text:span text:style-name="T1">rxtx_ctrl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715cm" svg:height="5.588cm" svg:x="6.842cm" svg:y="13.5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7" draw:layer="layout" svg:width="14.599cm" svg:height="1.517cm" svg:x="6.334cm" svg:y="1.261cm">
          <draw:text-box>
            <text:p text:style-name="P6"><text:span text:style-name="T4">I2C passthru <text:s/>block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8T14:42:54.803000000</meta:creation-date>
    <dc:date>2022-07-16T13:02:50.265000000</dc:date>
    <meta:editing-duration>PT8H8M44S</meta:editing-duration>
    <meta:editing-cycles>21</meta:editing-cycles>
    <meta:generator>LibreOffice/5.0.4.2$Windows_X86_64 LibreOffice_project/2b9802c1994aa0b7dc6079e128979269cf95bc78</meta:generator>
    <meta:document-statistic meta:object-count="29"/>
  </office:meta>
</office:document-meta>
</file>